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center" style:justify-single-word="false"/>
      <style:text-properties fo:color="#9999ff" fo:font-size="14pt" fo:font-style="normal" style:text-underline-style="none" officeooo:rsid="00110db6" officeooo:paragraph-rsid="00087da9" style:font-size-asian="14pt" style:font-style-asian="normal" style:font-size-complex="14pt" style:font-style-complex="normal"/>
    </style:style>
    <style:style style:name="P2" style:family="paragraph" style:parent-style-name="Title">
      <style:text-properties fo:color="#9999ff" fo:font-size="24pt" fo:font-style="normal" style:text-underline-style="none" officeooo:paragraph-rsid="00087da9" style:font-size-asian="24pt" style:font-style-asian="normal" style:font-size-complex="24pt" style:font-style-complex="normal"/>
    </style:style>
    <style:style style:name="P3" style:family="paragraph" style:parent-style-name="Standard">
      <style:text-properties fo:color="#000000" officeooo:rsid="0010d85b" officeooo:paragraph-rsid="003b2878"/>
    </style:style>
    <style:style style:name="P4" style:family="paragraph" style:parent-style-name="Standard">
      <style:text-properties fo:color="#000000" officeooo:rsid="002a6b5f" officeooo:paragraph-rsid="002a6b5f"/>
    </style:style>
    <style:style style:name="P5" style:family="paragraph" style:parent-style-name="Standard">
      <style:text-properties fo:color="#000000" officeooo:rsid="002a6b5f" officeooo:paragraph-rsid="002cbfd9"/>
    </style:style>
    <style:style style:name="P6" style:family="paragraph" style:parent-style-name="Standard">
      <style:text-properties fo:color="#000000" officeooo:rsid="002be4c5" officeooo:paragraph-rsid="002be4c5"/>
    </style:style>
    <style:style style:name="P7" style:family="paragraph" style:parent-style-name="Standard">
      <style:text-properties fo:color="#000000" officeooo:rsid="002be4c5" officeooo:paragraph-rsid="002c751f"/>
    </style:style>
    <style:style style:name="P8" style:family="paragraph" style:parent-style-name="Standard">
      <style:text-properties fo:color="#000000" officeooo:rsid="002be4c5" officeooo:paragraph-rsid="002cbfd9"/>
    </style:style>
    <style:style style:name="P9" style:family="paragraph" style:parent-style-name="Standard">
      <style:text-properties fo:color="#000000" officeooo:paragraph-rsid="003b2878"/>
    </style:style>
    <style:style style:name="P10" style:family="paragraph" style:parent-style-name="Standard">
      <style:text-properties officeooo:paragraph-rsid="003a289e"/>
    </style:style>
    <style:style style:name="P11" style:family="paragraph" style:parent-style-name="Standard">
      <style:text-properties officeooo:paragraph-rsid="003b2878"/>
    </style:style>
    <style:style style:name="P12" style:family="paragraph" style:parent-style-name="Preformatted_20_Text">
      <style:text-properties officeooo:paragraph-rsid="0036e7a4"/>
    </style:style>
    <style:style style:name="P13" style:family="paragraph" style:parent-style-name="Preformatted_20_Text">
      <style:paragraph-properties fo:margin-left="0cm" fo:margin-right="0cm" fo:margin-top="0cm" fo:margin-bottom="0.499cm" loext:contextual-spacing="false" fo:text-indent="0cm" style:auto-text-indent="false"/>
    </style:style>
    <style:style style:name="P14" style:family="paragraph" style:parent-style-name="Preformatted_20_Text">
      <style:paragraph-properties fo:margin-left="0cm" fo:margin-right="0cm" fo:margin-top="0cm" fo:margin-bottom="0.499cm" loext:contextual-spacing="false" fo:text-indent="0cm" style:auto-text-indent="false"/>
      <style:text-properties officeooo:paragraph-rsid="003009d2"/>
    </style:style>
    <style:style style:name="P15" style:family="paragraph" style:parent-style-name="Preformatted_20_Text">
      <style:paragraph-properties fo:margin-left="0cm" fo:margin-right="0cm" fo:margin-top="0cm" fo:margin-bottom="0.499cm" loext:contextual-spacing="false" fo:text-indent="0cm" style:auto-text-indent="false"/>
      <style:text-properties officeooo:paragraph-rsid="0030e85c"/>
    </style:style>
    <style:style style:name="P16" style:family="paragraph" style:parent-style-name="Preformatted_20_Text">
      <style:paragraph-properties fo:margin-left="0cm" fo:margin-right="0cm" fo:margin-top="0cm" fo:margin-bottom="0.499cm" loext:contextual-spacing="false" fo:text-indent="0cm" style:auto-text-indent="false"/>
      <style:text-properties officeooo:paragraph-rsid="003cded2"/>
    </style:style>
    <style:style style:name="P17" style:family="paragraph" style:parent-style-name="Preformatted_20_Text">
      <style:paragraph-properties fo:margin-left="0cm" fo:margin-right="0cm" fo:margin-top="0cm" fo:margin-bottom="0.499cm" loext:contextual-spacing="false" fo:text-indent="0cm" style:auto-text-indent="false"/>
      <style:text-properties fo:color="#800000" officeooo:paragraph-rsid="003cded2"/>
    </style:style>
    <style:style style:name="P18" style:family="paragraph" style:parent-style-name="Preformatted_20_Text">
      <style:paragraph-properties fo:margin-left="0cm" fo:margin-right="0cm" fo:margin-top="0cm" fo:margin-bottom="0cm" loext:contextual-spacing="false" fo:text-indent="0cm" style:auto-text-indent="false"/>
    </style:style>
    <style:style style:name="P19" style:family="paragraph" style:parent-style-name="Preformatted_20_Text">
      <style:paragraph-properties fo:margin-left="0cm" fo:margin-right="0cm" fo:margin-top="0cm" fo:margin-bottom="0cm" loext:contextual-spacing="false" fo:text-indent="0cm" style:auto-text-indent="false"/>
      <style:text-properties fo:color="#000000"/>
    </style:style>
    <style:style style:name="P20" style:family="paragraph" style:parent-style-name="Preformatted_20_Text">
      <style:paragraph-properties fo:margin-left="0cm" fo:margin-right="0cm" fo:margin-top="0cm" fo:margin-bottom="0cm" loext:contextual-spacing="false" fo:text-indent="0cm" style:auto-text-indent="false"/>
      <style:text-properties officeooo:paragraph-rsid="003f00ed"/>
    </style:style>
    <style:style style:name="P21" style:family="paragraph" style:parent-style-name="Preformatted_20_Text">
      <style:paragraph-properties fo:margin-left="0cm" fo:margin-right="0cm" fo:margin-top="0cm" fo:margin-bottom="0cm" loext:contextual-spacing="false" fo:text-indent="0cm" style:auto-text-indent="false"/>
      <style:text-properties fo:color="#c0c0c0"/>
    </style:style>
    <style:style style:name="P22" style:family="paragraph" style:parent-style-name="Standard" style:list-style-name="L2">
      <style:text-properties fo:color="#000000" officeooo:rsid="002be4c5" officeooo:paragraph-rsid="00360d35"/>
    </style:style>
    <style:style style:name="P23" style:family="paragraph" style:parent-style-name="Standard">
      <style:text-properties fo:color="#000000" officeooo:rsid="002be4c5" officeooo:paragraph-rsid="002c751f"/>
    </style:style>
    <style:style style:name="P24" style:family="paragraph" style:parent-style-name="Preformatted_20_Text" style:list-style-name="L2">
      <style:text-properties fo:color="#000000" officeooo:rsid="002be4c5" officeooo:paragraph-rsid="002be4c5"/>
    </style:style>
    <style:style style:name="P25" style:family="paragraph" style:parent-style-name="Heading_20_1">
      <style:text-properties fo:color="#3399ff" officeooo:rsid="00471fe4" officeooo:paragraph-rsid="00471fe4"/>
    </style:style>
    <style:style style:name="P26" style:family="paragraph" style:parent-style-name="Heading_20_1">
      <style:text-properties fo:color="#3399ff" officeooo:paragraph-rsid="00471fe4"/>
    </style:style>
    <style:style style:name="P27" style:family="paragraph" style:parent-style-name="Heading_20_1">
      <style:text-properties fo:color="#3399ff" officeooo:rsid="000f6792" officeooo:paragraph-rsid="0010e8b7"/>
    </style:style>
    <style:style style:name="P28" style:family="paragraph" style:parent-style-name="Heading_20_1">
      <style:text-properties officeooo:paragraph-rsid="00407217"/>
    </style:style>
    <style:style style:name="P29" style:family="paragraph" style:parent-style-name="Text_20_body" style:list-style-name="L1">
      <style:text-properties officeooo:paragraph-rsid="00471fe4"/>
    </style:style>
    <style:style style:name="P30" style:family="paragraph" style:parent-style-name="Text_20_body" style:list-style-name="L1">
      <style:text-properties officeooo:paragraph-rsid="0049372e"/>
    </style:style>
    <style:style style:name="P31" style:family="paragraph" style:parent-style-name="Text_20_body" style:list-style-name="L1">
      <style:text-properties officeooo:paragraph-rsid="0048ac8f"/>
    </style:style>
    <style:style style:name="P32" style:family="paragraph" style:parent-style-name="Text_20_body" style:list-style-name="L1">
      <style:text-properties officeooo:rsid="00471fe4" officeooo:paragraph-rsid="004b5f3c"/>
    </style:style>
    <style:style style:name="P33" style:family="paragraph" style:parent-style-name="Text_20_body" style:list-style-name="L4">
      <style:text-properties officeooo:rsid="00419605" officeooo:paragraph-rsid="00419605"/>
    </style:style>
    <style:style style:name="P34" style:family="paragraph" style:parent-style-name="Text_20_body" style:list-style-name="L4">
      <style:text-properties officeooo:rsid="00453e58" officeooo:paragraph-rsid="00453e58"/>
    </style:style>
    <style:style style:name="P35" style:family="paragraph" style:parent-style-name="Text_20_body" style:list-style-name="L1">
      <style:text-properties officeooo:rsid="004f35c8" officeooo:paragraph-rsid="004f35c8"/>
    </style:style>
    <style:style style:name="P36" style:family="paragraph" style:parent-style-name="Heading_20_2">
      <style:text-properties fo:color="#66ccff" fo:background-color="#ffffff"/>
    </style:style>
    <style:style style:name="P37" style:family="paragraph" style:parent-style-name="Heading_20_2">
      <style:text-properties fo:color="#66ccff" officeooo:rsid="002be4c5" officeooo:paragraph-rsid="0036e7a4" fo:background-color="#ffffff"/>
    </style:style>
    <style:style style:name="T1" style:family="text">
      <style:text-properties fo:color="#000000"/>
    </style:style>
    <style:style style:name="T2" style:family="text">
      <style:text-properties fo:color="#000000" officeooo:rsid="002be4c5" fo:background-color="#ffffff" loext:char-shading-value="0"/>
    </style:style>
    <style:style style:name="T3" style:family="text">
      <style:text-properties fo:color="#000000" officeooo:rsid="00386d86"/>
    </style:style>
    <style:style style:name="T4" style:family="text">
      <style:text-properties fo:color="#000000" officeooo:rsid="003a289e"/>
    </style:style>
    <style:style style:name="T5" style:family="text">
      <style:text-properties fo:color="#000000" fo:font-style="italic"/>
    </style:style>
    <style:style style:name="T6" style:family="text">
      <style:text-properties fo:color="#000000" officeooo:rsid="002be4c5"/>
    </style:style>
    <style:style style:name="T7" style:family="text">
      <style:text-properties fo:font-style="italic" style:font-style-asian="italic" style:font-style-complex="italic"/>
    </style:style>
    <style:style style:name="T8" style:family="text">
      <style:text-properties fo:color="#800080"/>
    </style:style>
    <style:style style:name="T9" style:family="text">
      <style:text-properties fo:color="#800080" officeooo:rsid="002be4c5" fo:background-color="#ffffff" loext:char-shading-value="0"/>
    </style:style>
    <style:style style:name="T10" style:family="text">
      <style:text-properties fo:color="#800080" officeooo:rsid="00471fe4"/>
    </style:style>
    <style:style style:name="T11" style:family="text">
      <style:text-properties fo:color="#800080" officeooo:rsid="002be4c5"/>
    </style:style>
    <style:style style:name="T12" style:family="text">
      <style:text-properties fo:color="#808000"/>
    </style:style>
    <style:style style:name="T13" style:family="text">
      <style:text-properties fo:color="#808000" officeooo:rsid="002be4c5" fo:background-color="#ffffff" loext:char-shading-value="0"/>
    </style:style>
    <style:style style:name="T14" style:family="text">
      <style:text-properties fo:color="#808000" officeooo:rsid="002be4c5"/>
    </style:style>
    <style:style style:name="T15" style:family="text">
      <style:text-properties fo:color="#c0c0c0"/>
    </style:style>
    <style:style style:name="T16" style:family="text">
      <style:text-properties fo:color="#c0c0c0" officeooo:rsid="002be4c5" fo:background-color="#ffffff" loext:char-shading-value="0"/>
    </style:style>
    <style:style style:name="T17" style:family="text">
      <style:text-properties fo:color="#c0c0c0" officeooo:rsid="002be4c5"/>
    </style:style>
    <style:style style:name="T18" style:family="text">
      <style:text-properties fo:color="#800000"/>
    </style:style>
    <style:style style:name="T19" style:family="text">
      <style:text-properties fo:color="#800000" fo:font-style="italic" style:font-style-asian="italic" style:font-style-complex="italic"/>
    </style:style>
    <style:style style:name="T20" style:family="text">
      <style:text-properties fo:color="#800000" fo:font-style="italic" officeooo:rsid="002c751f" style:font-style-asian="italic" style:font-style-complex="italic"/>
    </style:style>
    <style:style style:name="T21" style:family="text">
      <style:text-properties fo:color="#800000" officeooo:rsid="003a289e"/>
    </style:style>
    <style:style style:name="T22" style:family="text">
      <style:text-properties fo:color="#000080"/>
    </style:style>
    <style:style style:name="T23" style:family="text">
      <style:text-properties fo:color="#008000"/>
    </style:style>
    <style:style style:name="T24" style:family="text">
      <style:text-properties fo:color="#3399ff"/>
    </style:style>
    <style:style style:name="T25" style:family="text">
      <style:text-properties fo:color="#3399ff" officeooo:rsid="00407217"/>
    </style:style>
    <style:style style:name="T26" style:family="text">
      <style:text-properties fo:color="#3399ff" officeooo:rsid="000f6792"/>
    </style:style>
    <style:style style:name="T27" style:family="text">
      <style:text-properties officeooo:rsid="002a6b5f"/>
    </style:style>
    <style:style style:name="T28" style:family="text">
      <style:text-properties officeooo:rsid="002c751f"/>
    </style:style>
    <style:style style:name="T29" style:family="text">
      <style:text-properties officeooo:rsid="0036e7a4"/>
    </style:style>
    <style:style style:name="T30" style:family="text">
      <style:text-properties officeooo:rsid="003b2878"/>
    </style:style>
    <style:style style:name="T31" style:family="text">
      <style:text-properties officeooo:rsid="00407217"/>
    </style:style>
    <style:style style:name="T32" style:family="text">
      <style:text-properties officeooo:rsid="0042c641"/>
    </style:style>
    <style:style style:name="T33" style:family="text">
      <style:text-properties officeooo:rsid="00471fe4"/>
    </style:style>
    <style:style style:name="T34" style:family="text">
      <style:text-properties officeooo:rsid="0049372e"/>
    </style:style>
    <style:style style:name="T35" style:family="text">
      <style:text-properties officeooo:rsid="004b5f3c"/>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ompte rendu : TP<text:span text:style-name="T27">3</text:span> – MOTEUR DE JEUX</text:p>
      <text:p text:style-name="P1">Vincent de Rousiers</text:p>
      <text:h text:style-name="P25" text:outline-level="1">Résumé :</text:h>
      <text:list xml:id="list1663101231624687440" text:style-name="L1">
        <text:list-item>
          <text:p text:style-name="P29"><text:span text:style-name="T33">Ajout d'un lien entre les différentes fenêtre via les classes </text:span><text:span text:style-name="T10">QTcpSocket </text:span><text:span text:style-name="T33">et </text:span><text:span text:style-name="T10">QtcpServer</text:span><text:span text:style-name="T33">.</text:span></text:p>
        </text:list-item>
        <text:list-item>
          <text:p text:style-name="P30"><text:span text:style-name="T34">Ajout de </text:span><text:span text:style-name="T12">slots</text:span><text:span text:style-name="T34"> pour gérer les connections et les actions à effectuer entre les fenêtres.</text:span></text:p>
        </text:list-item>
        <text:list-item>
          <text:p text:style-name="P32">Ajout d'une méthode d'initialisation des saisons <text:span text:style-name="T35">(</text:span><text:span text:style-name="T14">void</text:span><text:span text:style-name="T17"> </text:span><text:span text:style-name="T11">TriangleWindow</text:span><text:span text:style-name="T6">::setSeason(</text:span><text:span text:style-name="T14">int</text:span><text:span text:style-name="T17"> </text:span><text:span text:style-name="T6">i)</text:span><text:span text:style-name="T35">) </text:span>et d'une méthode d'affichage des saisons <text:span text:style-name="T35">(</text:span><text:span text:style-name="T14">void</text:span><text:span text:style-name="T17"> </text:span><text:span text:style-name="T11">TriangleWindow</text:span><text:span text:style-name="T6">::displaySeasons()</text:span><text:span text:style-name="T35">).</text:span></text:p>
        </text:list-item>
        <text:list-item>
          <text:p text:style-name="P31"><text:span text:style-name="T33">Ajout d'une classe </text:span><text:span text:style-name="T10">Particules <text:s/></text:span><text:span text:style-name="T33">qui permet de stocker l'ensemble des points représentant les effets météorologiques.</text:span></text:p>
        </text:list-item>
        <text:list-item>
          <text:p text:style-name="P35">Les saisons sont représentées ainsi :</text:p>
          <text:list>
            <text:list-item>
              <text:p text:style-name="P35">Hiver : couleur blanche au sol, chute de neige grisâtre et lumière sombre</text:p>
            </text:list-item>
            <text:list-item>
              <text:p text:style-name="P35">Printemps : couleur vert clair au sol et lumière bleu/gris clair</text:p>
            </text:list-item>
            <text:list-item>
              <text:p text:style-name="P35">Été : couleur jaune au sol et lumière bleu </text:p>
            </text:list-item>
            <text:list-item>
              <text:p text:style-name="P35">Automne : couleur marron au sol, chute de pluie bleue et lumière orangée</text:p>
            </text:list-item>
          </text:list>
        </text:list-item>
      </text:list>
      <text:h text:style-name="P26" text:outline-level="1"><text:span text:style-name="T27">Partie réseau</text:span><text:span text:style-name="T24"> :</text:span></text:h>
      <text:p text:style-name="P10"><text:span text:style-name="T3">Deux nouveaux attributs sont ajoutés à la classe TriangleWindow afin de savoir si l'on est client ou serveur : </text:span><text:span text:style-name="T18">s</text:span><text:span text:style-name="T21">ocket</text:span><text:span text:style-name="T18"> </text:span><text:span text:style-name="T3">et </text:span><text:span text:style-name="T18">server</text:span><text:span text:style-name="T4">. Le serveur stockera les clients qui se sont connectés à lui dans une liste d'adresses : </text:span><text:span text:style-name="T8">std</text:span><text:span text:style-name="T1">::</text:span><text:span text:style-name="T8">vector</text:span><text:span text:style-name="T1">&lt;</text:span><text:span text:style-name="T8">QTcpSocket</text:span><text:span text:style-name="T1">*&gt;</text:span><text:span text:style-name="T15"> </text:span><text:span text:style-name="T18">sockets</text:span><text:span text:style-name="T1">.</text:span></text:p>
      <text:p text:style-name="P9"><text:span text:style-name="T30">Le serveur va lancer un timer (</text:span><text:span text:style-name="T18">timerFiveMinutes</text:span><text:span text:style-name="T30">) de 5s (5min était beaucoup trop long pour tester et débugger) qui déclenchera un envoi de message à tous les clients pour leur faire changer de saison :</text:span></text:p>
      <text:p text:style-name="P11"><text:span text:style-name="T1"><text:tab/></text:span><text:span text:style-name="T18">timerFiveMinutes</text:span><text:span text:style-name="T15"> </text:span><text:span text:style-name="T1">=</text:span><text:span text:style-name="T15"> </text:span><text:span text:style-name="T12">new</text:span><text:span text:style-name="T15"> </text:span><text:span text:style-name="T8">QTimer</text:span><text:span text:style-name="T1">();</text:span></text:p>
      <text:p text:style-name="P18"><text:span text:style-name="T15"><text:s text:c="5"/><text:tab/></text:span><text:span text:style-name="T18">timerFiveMinutes</text:span><text:span text:style-name="T1">-&gt;connect(</text:span><text:span text:style-name="T18">timerFiveMinutes</text:span><text:span text:style-name="T1">,</text:span><text:span text:style-name="T15"> <text:tab/><text:tab/><text:tab/><text:tab/><text:tab/><text:tab/><text:tab/><text:tab/><text:tab/></text:span><text:span text:style-name="T12">SIGNAL</text:span><text:span text:style-name="T1">(</text:span>timeout<text:span text:style-name="T1">()),</text:span><text:span text:style-name="T12">this</text:span><text:span text:style-name="T1">,</text:span><text:span text:style-name="T12">SLOT</text:span><text:span text:style-name="T1">(</text:span>changeSeason<text:span text:style-name="T1">()));</text:span></text:p>
      <text:p text:style-name="P18"><text:span text:style-name="T15"><text:s text:c="5"/><text:tab/></text:span><text:span text:style-name="T18">timerFiveMinutes</text:span><text:span text:style-name="T1">-&gt;setInterval(</text:span><text:span text:style-name="T22">1000</text:span><text:span text:style-name="T1">*</text:span><text:span text:style-name="T22">5</text:span><text:span text:style-name="T1">);</text:span></text:p>
      <text:p text:style-name="P16"><text:span text:style-name="T15"><text:s text:c="5"/><text:tab/></text:span><text:span text:style-name="T18">timerFiveMinutes→start();</text:span></text:p>
      <text:p text:style-name="P17"/>
      <text:p text:style-name="P16"><text:span text:style-name="T12"><text:tab/>void</text:span><text:span text:style-name="T15"> </text:span><text:span text:style-name="T5">changeSeason</text:span><text:span text:style-name="T1">(){</text:span></text:p>
      <text:p text:style-name="P20"><text:span text:style-name="T15"><text:s text:c="6"/><text:tab/></text:span><text:span text:style-name="T12">for</text:span><text:span text:style-name="T1">(</text:span><text:span text:style-name="T12">int</text:span><text:span text:style-name="T15"> </text:span><text:span text:style-name="T1">i</text:span><text:span text:style-name="T15"> </text:span><text:span text:style-name="T1">=</text:span><text:span text:style-name="T15"> </text:span><text:span text:style-name="T22">0</text:span><text:span text:style-name="T15"> </text:span><text:span text:style-name="T1">;</text:span><text:span text:style-name="T15"> </text:span><text:span text:style-name="T1">i</text:span><text:span text:style-name="T15"> </text:span><text:span text:style-name="T1">&lt;</text:span><text:span text:style-name="T15"> </text:span><text:span text:style-name="T18">sockets</text:span><text:span text:style-name="T1">.size()</text:span><text:span text:style-name="T15"> </text:span><text:span text:style-name="T1">;</text:span><text:span text:style-name="T15"> </text:span><text:span text:style-name="T1">i++){</text:span></text:p>
      <text:p text:style-name="P18"><text:span text:style-name="T15"><text:s text:c="12"/><text:tab/></text:span><text:span text:style-name="T18">sockets</text:span><text:span text:style-name="T1">.at(i)-&gt;</text:span>write<text:span text:style-name="T1">(</text:span><text:span text:style-name="T23">"season"</text:span><text:span text:style-name="T1">);</text:span></text:p>
      <text:p text:style-name="P18"><text:span text:style-name="T15"><text:s text:c="8"/><text:tab/></text:span><text:span text:style-name="T1">}</text:span></text:p>
      <text:p text:style-name="P18"><text:span text:style-name="T15"><text:s text:c="8"/><text:tab/></text:span><text:span text:style-name="T18">season</text:span><text:span text:style-name="T1">++;</text:span></text:p>
      <text:p text:style-name="P18"><text:span text:style-name="T15"><text:s text:c="8"/><text:tab/></text:span><text:span text:style-name="T18">season</text:span><text:span text:style-name="T15"> </text:span><text:span text:style-name="T1">%=</text:span><text:span text:style-name="T15"> </text:span><text:span text:style-name="T22">4</text:span><text:span text:style-name="T1">;</text:span></text:p>
      <text:p text:style-name="P18"><text:span text:style-name="T15"><text:s text:c="8"/><text:tab/></text:span><text:span text:style-name="T1">setSeason(</text:span><text:span text:style-name="T18">season</text:span><text:span text:style-name="T1">);</text:span></text:p>
      <text:p text:style-name="P18"><text:span text:style-name="T15"><text:s text:c="8"/><text:tab/></text:span><text:span text:style-name="T23">//qDebug()&lt;&lt;"Je</text:span><text:span text:style-name="T15"> </text:span><text:span text:style-name="T23">suis</text:span><text:span text:style-name="T15"> </text:span><text:span text:style-name="T23">à</text:span><text:span text:style-name="T15"> </text:span><text:span text:style-name="T23">la</text:span><text:span text:style-name="T15"> </text:span><text:span text:style-name="T23">saison</text:span><text:span text:style-name="T15"> </text:span><text:span text:style-name="T23">"&lt;&lt;season&lt;&lt;endl;</text:span></text:p>
      <text:p text:style-name="P18"><text:span text:style-name="T15"><text:s text:c="4"/><text:tab/></text:span><text:span text:style-name="T1">}</text:span></text:p>
      <text:p text:style-name="P3"/>
      <text:h text:style-name="P27" text:outline-level="1"><text:soft-page-break/><text:span text:style-name="T27">Partie saisons</text:span> :</text:h>
      <text:h text:style-name="P36" text:outline-level="2">Affichage :</text:h>
      <text:p text:style-name="P5">La gestion des saisons se fait via un nouvel attribut : <text:span text:style-name="T7"><text:s/></text:span><text:span text:style-name="T19">season</text:span></text:p>
      <text:p text:style-name="P4">Celui-ci permet de déterminer quelle saison la fenêtre doit représenter (0 pour l'hiver, 1 pour le printemps, 2 pour l'été et 3 pour l'automne).</text:p>
      <text:p text:style-name="P4"/>
      <text:p text:style-name="P6">Deux nouvelles fonctions vont elles gérer l'affichage des saisons :</text:p>
      <text:list xml:id="list7895054722029566301" text:style-name="L2">
        <text:list-item>
          <text:p text:style-name="P24"><text:span text:style-name="T12">void</text:span><text:span text:style-name="T15"> </text:span><text:span text:style-name="T8">TriangleWindow</text:span>::setSeason(<text:span text:style-name="T12">int</text:span><text:span text:style-name="T15"> </text:span>i){</text:p>
        </text:list-item>
      </text:list>
      <text:p text:style-name="P18"><text:span text:style-name="T15"><text:s text:c="4"/><text:tab/><text:tab/></text:span><text:span text:style-name="T18">season</text:span><text:span text:style-name="T15"> </text:span><text:span text:style-name="T1">=</text:span><text:span text:style-name="T15"> </text:span><text:span text:style-name="T1">i;</text:span></text:p>
      <text:p text:style-name="P18"><text:span text:style-name="T15"><text:s text:c="4"/><text:tab/><text:tab/></text:span><text:span text:style-name="T8">GLfloat</text:span><text:span text:style-name="T15"> </text:span><text:span text:style-name="T1">p[</text:span><text:span text:style-name="T22">3</text:span><text:span text:style-name="T1">];</text:span></text:p>
      <text:p text:style-name="P18"><text:span text:style-name="T15"><text:s text:c="4"/><text:tab/><text:tab/></text:span><text:span text:style-name="T12">switch</text:span><text:span text:style-name="T1">(</text:span><text:span text:style-name="T18">season</text:span><text:span text:style-name="T1">){</text:span></text:p>
      <text:p text:style-name="P18"><text:span text:style-name="T15"><text:s text:c="4"/><text:tab/><text:tab/></text:span><text:span text:style-name="T12">case</text:span><text:span text:style-name="T15"> </text:span><text:span text:style-name="T22">0</text:span><text:span text:style-name="T1">:</text:span></text:p>
      <text:p text:style-name="P18"><text:span text:style-name="T15"><text:s text:c="8"/><text:tab/><text:tab/></text:span><text:span text:style-name="T18">particules</text:span><text:span text:style-name="T15"> </text:span><text:span text:style-name="T1">=</text:span><text:span text:style-name="T15"> </text:span><text:span text:style-name="T12">new</text:span><text:span text:style-name="T15"> </text:span><text:span text:style-name="T8">Particules</text:span><text:span text:style-name="T1">(&amp;</text:span><text:span text:style-name="T18">m_image</text:span><text:span text:style-name="T1">);</text:span></text:p>
      <text:p text:style-name="P18"><text:span text:style-name="T15"><text:s text:c="8"/><text:tab/><text:tab/></text:span><text:span text:style-name="T1">p[</text:span><text:span text:style-name="T22">0</text:span><text:span text:style-name="T1">]</text:span><text:span text:style-name="T15"> </text:span><text:span text:style-name="T1">=</text:span><text:span text:style-name="T15"> </text:span><text:span text:style-name="T22">0.8f</text:span><text:span text:style-name="T1">;</text:span><text:span text:style-name="T15"> </text:span><text:span text:style-name="T1">p[</text:span><text:span text:style-name="T22">1</text:span><text:span text:style-name="T1">]</text:span><text:span text:style-name="T15"> </text:span><text:span text:style-name="T1">=</text:span><text:span text:style-name="T15"> </text:span><text:span text:style-name="T22">0.8f</text:span><text:span text:style-name="T1">;</text:span><text:span text:style-name="T15"> </text:span><text:span text:style-name="T1">p[</text:span><text:span text:style-name="T22">2</text:span><text:span text:style-name="T1">]</text:span><text:span text:style-name="T15"> </text:span><text:span text:style-name="T1">=</text:span><text:span text:style-name="T15"> </text:span><text:span text:style-name="T22">0.8f</text:span><text:span text:style-name="T1">;</text:span></text:p>
      <text:p text:style-name="P18"><text:span text:style-name="T15"><text:s text:c="8"/><text:tab/><text:tab/></text:span><text:span text:style-name="T18">particules</text:span><text:span text:style-name="T1">-&gt;setParticuleColor(p);</text:span></text:p>
      <text:p text:style-name="P18"><text:span text:style-name="T1"><text:tab/><text:tab/><text:tab/></text:span><text:span text:style-name="T18">particules</text:span><text:span text:style-name="T1">-&gt;setParticuleSize(</text:span><text:span text:style-name="T22">2</text:span><text:span text:style-name="T1">);</text:span></text:p>
      <text:p text:style-name="P18"><text:span text:style-name="T15"><text:s text:c="8"/><text:tab/><text:tab/></text:span><text:span text:style-name="T18">particules</text:span><text:span text:style-name="T1">-&gt;init(</text:span><text:span text:style-name="T22">0.04</text:span><text:span text:style-name="T1">,</text:span><text:span text:style-name="T22">1</text:span><text:span text:style-name="T1">,</text:span><text:span text:style-name="T22">3</text:span><text:span text:style-name="T1">);</text:span></text:p>
      <text:p text:style-name="P18"><text:span text:style-name="T15"><text:s text:c="8"/><text:tab/><text:tab/></text:span><text:span text:style-name="T12">break</text:span><text:span text:style-name="T1">;</text:span></text:p>
      <text:p text:style-name="P18"><text:span text:style-name="T15"><text:s text:c="4"/><text:tab/><text:tab/></text:span><text:span text:style-name="T12">case</text:span><text:span text:style-name="T15"> </text:span><text:span text:style-name="T22">1</text:span><text:span text:style-name="T1">:</text:span></text:p>
      <text:p text:style-name="P18"><text:span text:style-name="T15"><text:s text:c="8"/><text:tab/><text:tab/></text:span><text:span text:style-name="T18">particules</text:span><text:span text:style-name="T15"> </text:span><text:span text:style-name="T1">=</text:span><text:span text:style-name="T15"> </text:span><text:span text:style-name="T22">NULL</text:span><text:span text:style-name="T1">;</text:span></text:p>
      <text:p text:style-name="P18"><text:span text:style-name="T15"><text:s text:c="8"/><text:tab/><text:tab/></text:span><text:span text:style-name="T12">break</text:span><text:span text:style-name="T1">;</text:span></text:p>
      <text:p text:style-name="P18"><text:span text:style-name="T15"><text:s text:c="4"/><text:tab/><text:tab/></text:span><text:span text:style-name="T12">case</text:span><text:span text:style-name="T15"> </text:span><text:span text:style-name="T22">2</text:span><text:span text:style-name="T1">:</text:span></text:p>
      <text:p text:style-name="P18"><text:span text:style-name="T15"><text:s text:c="8"/><text:tab/><text:tab/></text:span><text:span text:style-name="T18">particules</text:span><text:span text:style-name="T15"> </text:span><text:span text:style-name="T1">=</text:span><text:span text:style-name="T15"> </text:span><text:span text:style-name="T22">NULL</text:span><text:span text:style-name="T1">;</text:span></text:p>
      <text:p text:style-name="P18"><text:span text:style-name="T15"><text:s text:c="8"/><text:tab/><text:tab/></text:span><text:span text:style-name="T12">break</text:span><text:span text:style-name="T1">;</text:span></text:p>
      <text:p text:style-name="P18"><text:span text:style-name="T15"><text:s text:c="4"/><text:tab/><text:tab/></text:span><text:span text:style-name="T12">case</text:span><text:span text:style-name="T15"> </text:span><text:span text:style-name="T22">3</text:span><text:span text:style-name="T1">:</text:span></text:p>
      <text:p text:style-name="P18"><text:span text:style-name="T15"><text:s text:c="8"/><text:tab/><text:tab/></text:span><text:span text:style-name="T18">particules</text:span><text:span text:style-name="T15"> </text:span><text:span text:style-name="T1">=</text:span><text:span text:style-name="T15"> </text:span><text:span text:style-name="T12">new</text:span><text:span text:style-name="T15"> </text:span><text:span text:style-name="T8">Particules</text:span><text:span text:style-name="T1">(&amp;</text:span><text:span text:style-name="T18">m_image</text:span><text:span text:style-name="T1">);</text:span></text:p>
      <text:p text:style-name="P18"><text:span text:style-name="T15"><text:s text:c="8"/><text:tab/><text:tab/></text:span><text:span text:style-name="T1">p[</text:span><text:span text:style-name="T22">0</text:span><text:span text:style-name="T1">]</text:span><text:span text:style-name="T15"> </text:span><text:span text:style-name="T1">=</text:span><text:span text:style-name="T15"> </text:span><text:span text:style-name="T22">0.0f</text:span><text:span text:style-name="T1">;</text:span><text:span text:style-name="T15"> </text:span><text:span text:style-name="T1">p[</text:span><text:span text:style-name="T22">1</text:span><text:span text:style-name="T1">]</text:span><text:span text:style-name="T15"> </text:span><text:span text:style-name="T1">=</text:span><text:span text:style-name="T15"> </text:span><text:span text:style-name="T22">0.0f</text:span><text:span text:style-name="T1">;</text:span><text:span text:style-name="T15"> </text:span><text:span text:style-name="T1">p[</text:span><text:span text:style-name="T22">2</text:span><text:span text:style-name="T1">]</text:span><text:span text:style-name="T15"> </text:span><text:span text:style-name="T1">=</text:span><text:span text:style-name="T15"> </text:span><text:span text:style-name="T22">0.8f</text:span><text:span text:style-name="T1">;</text:span></text:p>
      <text:p text:style-name="P18"><text:span text:style-name="T15"><text:s text:c="8"/><text:tab/><text:tab/></text:span><text:span text:style-name="T18">particules</text:span><text:span text:style-name="T1">-&gt;setParticuleColor(p);</text:span></text:p>
      <text:p text:style-name="P18"><text:span text:style-name="T15"><text:s text:c="8"/><text:tab/><text:tab/></text:span><text:span text:style-name="T18">particules</text:span><text:span text:style-name="T1">-&gt;init(</text:span><text:span text:style-name="T22">0.02</text:span><text:span text:style-name="T1">,</text:span><text:span text:style-name="T22">1</text:span><text:span text:style-name="T1">,</text:span><text:span text:style-name="T22">3</text:span><text:span text:style-name="T1">);</text:span></text:p>
      <text:p text:style-name="P18"><text:span text:style-name="T15"><text:s text:c="8"/><text:tab/><text:tab/></text:span><text:span text:style-name="T12">break</text:span><text:span text:style-name="T1">;</text:span></text:p>
      <text:p text:style-name="P18"><text:span text:style-name="T15"><text:s text:c="4"/><text:tab/><text:tab/></text:span><text:span text:style-name="T1">}</text:span></text:p>
      <text:p text:style-name="P19"><text:tab/>}</text:p>
      <text:p text:style-name="P8"><text:span text:style-name="T28"><text:tab/>Celle-ci va initialiser l'attribut </text:span><text:span text:style-name="T20">season</text:span><text:span text:style-name="T28"> puis mettre en place les particules représentant la neige ou la pluie pour l'hiver et l'automne. </text:span></text:p>
      <text:p text:style-name="P7"><text:tab/><text:span text:style-name="T8">Particules</text:span><text:span text:style-name="T28"> est une nouvelle classe contenant un tableau de points permettant de gérer les différentes particules. Chaque point possède une position (x,y,z) ainsi qu'une vitesse de déplacement. Il disparaît une fois qu'il a touché le sol et est remplacé par un nouveau point placé aléatoirement au dessus de la map.</text:span></text:p>
      <text:p text:style-name="P7"/>
      <text:list xml:id="list212013275180750" text:continue-numbering="true" text:style-name="L2">
        <text:list-item>
          <text:p text:style-name="P24"><text:span text:style-name="T12">void</text:span><text:span text:style-name="T15"> </text:span><text:span text:style-name="T8">TriangleWindow</text:span>::displaySeasons(){</text:p>
        </text:list-item>
      </text:list>
      <text:p text:style-name="P21"><text:s text:c="3"/></text:p>
      <text:p text:style-name="P13"><text:span text:style-name="T15"><text:s text:c="4"/><text:tab/><text:tab/></text:span><text:span text:style-name="T12">switch</text:span><text:span text:style-name="T15"> </text:span><text:span text:style-name="T1">(</text:span><text:span text:style-name="T18">season</text:span><text:span text:style-name="T1">){</text:span></text:p>
      <text:p text:style-name="P18"><text:span text:style-name="T15"><text:s text:c="4"/><text:tab/><text:tab/></text:span><text:span text:style-name="T12">case</text:span><text:span text:style-name="T15"> </text:span><text:span text:style-name="T22">0</text:span><text:span text:style-name="T1">:</text:span><text:span text:style-name="T23">//Hiver</text:span></text:p>
      <text:p text:style-name="P15"><text:span text:style-name="T15"><text:s text:c="8"/><text:tab/><text:tab/></text:span><text:span text:style-name="T1">glClearColor(</text:span><text:span text:style-name="T22">0.5f</text:span><text:span text:style-name="T1">,</text:span><text:span text:style-name="T22">0.5f</text:span><text:span text:style-name="T1">,</text:span><text:span text:style-name="T22">0.5f</text:span><text:span text:style-name="T1">,</text:span><text:span text:style-name="T22">1.0f</text:span><text:span text:style-name="T1">);</text:span></text:p>
      <text:p text:style-name="P18"><text:span text:style-name="T15"><text:s text:c="8"/><text:tab/><text:tab/></text:span><text:span text:style-name="T18">particules</text:span><text:span text:style-name="T1">-&gt;update();</text:span></text:p>
      <text:p text:style-name="P18"><text:span text:style-name="T15"><text:s text:c="8"/><text:tab/><text:tab/></text:span><text:span text:style-name="T1">glColor3f(</text:span><text:span text:style-name="T22">1.0f</text:span><text:span text:style-name="T1">,</text:span><text:span text:style-name="T15"> </text:span><text:span text:style-name="T22">1.0f</text:span><text:span text:style-name="T1">,</text:span><text:span text:style-name="T15"> </text:span><text:span text:style-name="T22">1.0f</text:span><text:span text:style-name="T1">);</text:span></text:p>
      <text:p text:style-name="P18"><text:span text:style-name="T15"><text:s text:c="8"/><text:tab/><text:tab/></text:span><text:span text:style-name="T12">break</text:span><text:span text:style-name="T1">;</text:span></text:p>
      <text:p text:style-name="P18"><text:span text:style-name="T15"><text:s text:c="4"/><text:tab/><text:tab/></text:span><text:span text:style-name="T12">case</text:span><text:span text:style-name="T15"> </text:span><text:span text:style-name="T22">1</text:span><text:span text:style-name="T1">:</text:span><text:span text:style-name="T23">//Printemps</text:span></text:p>
      <text:p text:style-name="P18"><text:span text:style-name="T15"><text:s text:c="8"/><text:tab/><text:tab/></text:span><text:span text:style-name="T1">glClearColor(</text:span><text:span text:style-name="T22">0.75f</text:span><text:span text:style-name="T1">,</text:span><text:span text:style-name="T22">0.85f</text:span><text:span text:style-name="T1">,</text:span><text:span text:style-name="T22">1.0f</text:span><text:span text:style-name="T1">,</text:span><text:span text:style-name="T22">1.0f</text:span><text:span text:style-name="T1">);</text:span><text:span text:style-name="T15"> <text:s text:c="7"/></text:span></text:p>
      <text:p text:style-name="P13"><text:span text:style-name="T15"><text:s text:c="8"/><text:tab/><text:tab/></text:span><text:span text:style-name="T1">glColor3f(</text:span><text:span text:style-name="T22">0.0f</text:span><text:span text:style-name="T1">,</text:span><text:span text:style-name="T15"> </text:span><text:span text:style-name="T22">0.75f</text:span><text:span text:style-name="T1">,</text:span><text:span text:style-name="T15"> </text:span><text:span text:style-name="T22">0.0f</text:span><text:span text:style-name="T1">);</text:span></text:p>
      <text:p text:style-name="P18"><text:span text:style-name="T15"><text:s text:c="8"/><text:tab/><text:tab/></text:span><text:span text:style-name="T12">break</text:span><text:span text:style-name="T1">;</text:span></text:p>
      <text:p text:style-name="P18"><text:span text:style-name="T15"><text:s text:c="4"/><text:tab/><text:tab/></text:span><text:span text:style-name="T12">case</text:span><text:span text:style-name="T15"> </text:span><text:span text:style-name="T22">2</text:span><text:span text:style-name="T1">:</text:span><text:span text:style-name="T23">//Ete</text:span></text:p>
      <text:p text:style-name="P18"><text:span text:style-name="T15"><text:s text:c="8"/><text:tab/><text:tab/></text:span><text:span text:style-name="T1">glClearColor(</text:span><text:span text:style-name="T22">0.0f</text:span><text:span text:style-name="T1">,</text:span><text:span text:style-name="T22">0.5f</text:span><text:span text:style-name="T1">,</text:span><text:span text:style-name="T22">0.8f</text:span><text:span text:style-name="T1">,</text:span><text:span text:style-name="T22">1.0f</text:span><text:span text:style-name="T1">);</text:span><text:span text:style-name="T15"> <text:s text:c="6"/></text:span></text:p>
      <text:p text:style-name="P18"><text:span text:style-name="T15"><text:s text:c="8"/><text:tab/><text:tab/></text:span><text:span text:style-name="T1">glColor3f(</text:span><text:span text:style-name="T22">1.0f</text:span><text:span text:style-name="T1">,</text:span><text:span text:style-name="T15"> </text:span><text:span text:style-name="T22">1.0f</text:span><text:span text:style-name="T1">,</text:span><text:span text:style-name="T15"> </text:span><text:span text:style-name="T22">0.0f</text:span><text:span text:style-name="T1">);</text:span></text:p>
      <text:p text:style-name="P18"><text:soft-page-break/><text:span text:style-name="T15"><text:s text:c="8"/><text:tab/><text:tab/></text:span><text:span text:style-name="T12">break</text:span><text:span text:style-name="T1">;</text:span></text:p>
      <text:p text:style-name="P18"><text:span text:style-name="T15"><text:s text:c="4"/><text:tab/><text:tab/></text:span><text:span text:style-name="T12">case</text:span><text:span text:style-name="T15"> </text:span><text:span text:style-name="T22">3</text:span><text:span text:style-name="T1">:</text:span><text:span text:style-name="T23">//Automne</text:span></text:p>
      <text:p text:style-name="P18"><text:span text:style-name="T15"><text:s text:c="8"/><text:tab/><text:tab/></text:span><text:span text:style-name="T1">glClearColor(</text:span><text:span text:style-name="T22">0.92f</text:span><text:span text:style-name="T1">,</text:span><text:span text:style-name="T22">0.57f</text:span><text:span text:style-name="T1">,</text:span><text:span text:style-name="T22">0.13f</text:span><text:span text:style-name="T1">,</text:span><text:span text:style-name="T22">1.0f</text:span><text:span text:style-name="T1">);</text:span></text:p>
      <text:p text:style-name="P18"><text:span text:style-name="T15"><text:s text:c="8"/><text:tab/><text:tab/></text:span><text:span text:style-name="T18">particules</text:span><text:span text:style-name="T1">-&gt;update();</text:span></text:p>
      <text:p text:style-name="P14"><text:span text:style-name="T15"><text:s text:c="8"/><text:tab/><text:tab/></text:span><text:span text:style-name="T1">glColor3f(</text:span><text:span text:style-name="T22">0.37f</text:span><text:span text:style-name="T1">,</text:span><text:span text:style-name="T15"> </text:span><text:span text:style-name="T22">0.2f</text:span><text:span text:style-name="T1">,</text:span><text:span text:style-name="T15"> </text:span><text:span text:style-name="T22">0.07f</text:span><text:span text:style-name="T1">);</text:span></text:p>
      <text:p text:style-name="P14"><text:tab/> <text:s/><text:tab/><text:tab/><text:span text:style-name="T12">break</text:span><text:span text:style-name="T1">;</text:span></text:p>
      <text:p text:style-name="P18"><text:span text:style-name="T15"><text:s text:c="4"/><text:tab/><text:tab/></text:span><text:span text:style-name="T12">default</text:span><text:span text:style-name="T1">:</text:span></text:p>
      <text:p text:style-name="P18"><text:span text:style-name="T15"><text:s text:c="8"/><text:tab/><text:tab/></text:span><text:span text:style-name="T12">break</text:span><text:span text:style-name="T1">;</text:span></text:p>
      <text:p text:style-name="P18"><text:span text:style-name="T15"><text:s text:c="4"/><text:tab/><text:tab/></text:span><text:span text:style-name="T1">}<text:tab/><text:tab/></text:span></text:p>
      <text:p text:style-name="P21"><text:s text:c="4"/></text:p>
      <text:p text:style-name="P19"><text:tab/>}</text:p>
      <text:list xml:id="list212013284165053" text:continue-numbering="true" text:style-name="L2">
        <text:list-header>
          <text:p text:style-name="P22"><text:span text:style-name="T28">Cette fonction va quant à elle s'occuper d'appeler la fonction d'update de la classe </text:span><text:span text:style-name="T8">Particules</text:span><text:span text:style-name="T28"> qui permet à <text:s/>la neige ou à <text:s/>la pluie de tomber. Elle colorie en même temps la map et l'arrière plan.</text:span></text:p>
          <text:p text:style-name="P22"/>
        </text:list-header>
      </text:list>
      <text:h text:style-name="P37" text:outline-level="2"><text:span text:style-name="T29">Particules</text:span> :</text:h>
      <text:p text:style-name="P12"><text:span text:style-name="T13">class</text:span><text:span text:style-name="T16"> </text:span><text:span text:style-name="T9">Particules</text:span><text:span text:style-name="T2">{</text:span></text:p>
      <text:p text:style-name="P18"><text:span text:style-name="T12">public</text:span><text:span text:style-name="T1">:</text:span></text:p>
      <text:p text:style-name="P18"><text:span text:style-name="T15"><text:s text:c="4"/></text:span><text:span text:style-name="T8">Particules</text:span><text:span text:style-name="T1">();</text:span></text:p>
      <text:p text:style-name="P13"><text:span text:style-name="T15"><text:s text:c="4"/></text:span><text:span text:style-name="T8">Particules</text:span><text:span text:style-name="T1">(</text:span><text:span text:style-name="T8">QImage</text:span><text:span text:style-name="T1">*);</text:span></text:p>
      <text:p text:style-name="P18"><text:span text:style-name="T15"><text:s text:c="4"/></text:span><text:span text:style-name="T23">//taux</text:span><text:span text:style-name="T15"> </text:span><text:span text:style-name="T23">entre</text:span><text:span text:style-name="T15"> </text:span><text:span text:style-name="T23">0</text:span><text:span text:style-name="T15"> </text:span><text:span text:style-name="T23">et</text:span><text:span text:style-name="T15"> </text:span><text:span text:style-name="T23">1</text:span><text:span text:style-name="T15"> </text:span><text:span text:style-name="T23">pour</text:span><text:span text:style-name="T15"> </text:span><text:span text:style-name="T23">connaitre</text:span><text:span text:style-name="T15"> </text:span><text:span text:style-name="T23">le</text:span><text:span text:style-name="T15"> </text:span><text:span text:style-name="T23">nombre</text:span><text:span text:style-name="T15"> </text:span><text:span text:style-name="T23">de</text:span><text:span text:style-name="T15"> </text:span><text:span text:style-name="T23">particules</text:span><text:span text:style-name="T15"> </text:span><text:span text:style-name="T23">à</text:span><text:span text:style-name="T15"> </text:span><text:span text:style-name="T23">afficher</text:span><text:span text:style-name="T15"> </text:span><text:span text:style-name="T23">par</text:span></text:p>
      <text:p text:style-name="P18"><text:span text:style-name="T15"><text:s text:c="4"/></text:span><text:span text:style-name="T23">//rapport</text:span><text:span text:style-name="T15"> </text:span><text:span text:style-name="T23">aux</text:span><text:span text:style-name="T15"> </text:span><text:span text:style-name="T23">nombres</text:span><text:span text:style-name="T15"> </text:span><text:span text:style-name="T23">de</text:span><text:span text:style-name="T15"> </text:span><text:span text:style-name="T23">points</text:span><text:span text:style-name="T15"> </text:span><text:span text:style-name="T23">représentant</text:span><text:span text:style-name="T15"> </text:span><text:span text:style-name="T23">la</text:span><text:span text:style-name="T15"> </text:span><text:span text:style-name="T23">map</text:span></text:p>
      <text:p text:style-name="P13"><text:span text:style-name="T15"><text:s text:c="4"/></text:span><text:span text:style-name="T12">void</text:span><text:span text:style-name="T15"> </text:span><text:span text:style-name="T1">init(</text:span><text:span text:style-name="T8">GLfloat</text:span><text:span text:style-name="T15"> </text:span>taux<text:span text:style-name="T1">,</text:span><text:span text:style-name="T15"> </text:span><text:span text:style-name="T8">GLfloat</text:span><text:span text:style-name="T15"> </text:span>vitesseMin<text:span text:style-name="T1">,</text:span><text:span text:style-name="T15"> </text:span><text:span text:style-name="T8">GLfloat</text:span><text:span text:style-name="T15"> </text:span>vitesseMax<text:span text:style-name="T1">);</text:span></text:p>
      <text:p text:style-name="P18"><text:span text:style-name="T15"><text:s text:c="4"/></text:span><text:span text:style-name="T8">Point</text:span><text:span text:style-name="T1">**</text:span><text:span text:style-name="T15"> </text:span><text:span text:style-name="T1">getPoint();</text:span></text:p>
      <text:p text:style-name="P13"><text:span text:style-name="T15"><text:s text:c="4"/></text:span><text:span text:style-name="T12">void</text:span><text:span text:style-name="T15"> </text:span><text:span text:style-name="T1">update();</text:span></text:p>
      <text:p text:style-name="P18"><text:span text:style-name="T15"><text:s text:c="4"/></text:span><text:span text:style-name="T12">void</text:span><text:span text:style-name="T15"> </text:span><text:span text:style-name="T1">setParticuleSize(</text:span><text:span text:style-name="T12">int</text:span><text:span text:style-name="T1">);</text:span></text:p>
      <text:p text:style-name="P13"><text:span text:style-name="T15"><text:s text:c="4"/></text:span><text:span text:style-name="T12">void</text:span><text:span text:style-name="T15"> </text:span><text:span text:style-name="T1">setParticuleColor(</text:span><text:span text:style-name="T8">GLfloat</text:span><text:span text:style-name="T1">*);</text:span></text:p>
      <text:p text:style-name="P18"><text:span text:style-name="T12">private</text:span><text:span text:style-name="T15"> </text:span><text:span text:style-name="T1">:</text:span></text:p>
      <text:p text:style-name="P18"><text:span text:style-name="T15"><text:s text:c="4"/></text:span><text:span text:style-name="T8">Point</text:span><text:span text:style-name="T15"> </text:span><text:span text:style-name="T1">**</text:span><text:span text:style-name="T18">points</text:span><text:span text:style-name="T1">;</text:span><text:span text:style-name="T15"> </text:span><text:span text:style-name="T23">//le</text:span><text:span text:style-name="T15"> </text:span><text:span text:style-name="T23">tableau</text:span><text:span text:style-name="T15"> </text:span><text:span text:style-name="T23">de</text:span><text:span text:style-name="T15"> </text:span><text:span text:style-name="T23">points</text:span></text:p>
      <text:p text:style-name="P18"><text:span text:style-name="T15"><text:s text:c="4"/></text:span><text:span text:style-name="T12">int</text:span><text:span text:style-name="T15"> </text:span><text:span text:style-name="T18">nbParticules</text:span><text:span text:style-name="T1">;</text:span><text:span text:style-name="T15"> </text:span><text:span text:style-name="T23">//le</text:span><text:span text:style-name="T15"> </text:span><text:span text:style-name="T23">nombre</text:span><text:span text:style-name="T15"> </text:span><text:span text:style-name="T23">de</text:span><text:span text:style-name="T15"> </text:span><text:span text:style-name="T23">points/particules</text:span><text:span text:style-name="T15"> </text:span><text:span text:style-name="T23">affichées</text:span></text:p>
      <text:p text:style-name="P18"><text:span text:style-name="T15"><text:s text:c="4"/></text:span><text:span text:style-name="T8">QImage</text:span><text:span text:style-name="T15"> </text:span><text:span text:style-name="T1">*</text:span><text:span text:style-name="T18">image</text:span><text:span text:style-name="T1">;</text:span><text:span text:style-name="T15"> </text:span><text:span text:style-name="T23">//l'image</text:span><text:span text:style-name="T15"> </text:span><text:span text:style-name="T23">sur</text:span><text:span text:style-name="T15"> </text:span><text:span text:style-name="T23">laquelle</text:span><text:span text:style-name="T15"> </text:span><text:span text:style-name="T23">tombent</text:span><text:span text:style-name="T15"> </text:span><text:span text:style-name="T23">les</text:span><text:span text:style-name="T15"> </text:span><text:span text:style-name="T23">particules</text:span></text:p>
      <text:p text:style-name="P18"><text:span text:style-name="T15"><text:s text:c="4"/></text:span><text:span text:style-name="T8">GLfloat</text:span><text:span text:style-name="T15"> </text:span><text:span text:style-name="T18">width</text:span><text:span text:style-name="T1">;</text:span><text:span text:style-name="T15"> </text:span><text:span text:style-name="T23">//tailles</text:span><text:span text:style-name="T15"> </text:span><text:span text:style-name="T23">de</text:span><text:span text:style-name="T15"> </text:span><text:span text:style-name="T23">l'image</text:span></text:p>
      <text:p text:style-name="P13"><text:span text:style-name="T15"><text:s text:c="4"/></text:span><text:span text:style-name="T8">GLfloat</text:span><text:span text:style-name="T15"> </text:span><text:span text:style-name="T18">height</text:span><text:span text:style-name="T1">;</text:span></text:p>
      <text:p text:style-name="P18"><text:span text:style-name="T15"><text:s text:c="4"/></text:span><text:span text:style-name="T12">int</text:span><text:span text:style-name="T15"> </text:span><text:span text:style-name="T18">particuleSize</text:span><text:span text:style-name="T1">;</text:span><text:span text:style-name="T15"> </text:span><text:span text:style-name="T23">//taille</text:span><text:span text:style-name="T15"> </text:span><text:span text:style-name="T23">des</text:span><text:span text:style-name="T15"> </text:span><text:span text:style-name="T23">particules</text:span></text:p>
      <text:p text:style-name="P18"><text:span text:style-name="T15"><text:s text:c="4"/></text:span><text:span text:style-name="T8">GLfloat</text:span><text:span text:style-name="T15"> </text:span><text:span text:style-name="T1">*</text:span><text:span text:style-name="T18">particuleColor</text:span><text:span text:style-name="T1">;</text:span><text:span text:style-name="T15"> </text:span><text:span text:style-name="T23">//couleur</text:span><text:span text:style-name="T15"> </text:span><text:span text:style-name="T23">des</text:span><text:span text:style-name="T15"> </text:span><text:span text:style-name="T23">particules</text:span></text:p>
      <text:p text:style-name="P19">};</text:p>
      <text:p text:style-name="Text_20_body"/>
      <text:p text:style-name="Standard">Cette classe permet la gestion des particules, chaque Point dans points est un flocon ou une goutte tombant sur la map, quand il l'a touche il disparaît et un nouveau est créé aléatoirement au dessus.</text:p>
      <text:p text:style-name="Standard">On peut gérer la taille des particules ainsi que la couleur.</text:p>
      <text:p text:style-name="Standard">L'initialisation permet de donner un pourcentage de particules à créer (si la map contient dix points et que taux est à 1, dix particules seront créées, si taux est à 0.5, les particules ne seront plus que cinq) ainsi que la vitesse minimale et maximale de chute.</text:p>
      <text:p text:style-name="Standard"/>
      <text:p text:style-name="Standard"/>
      <text:p text:style-name="Standard"/>
      <text:h text:style-name="P28" text:outline-level="1"><text:soft-page-break/><text:span text:style-name="T25">Bonus</text:span><text:span text:style-name="T26"> :</text:span></text:h>
      <text:list xml:id="list988864962515496776" text:style-name="L4">
        <text:list-item>
          <text:p text:style-name="P33">On pourrait donner une durée de vie aux particules qui touchent le sol, tant qu'elles restent « vivantes », si une nouvelle tombe à côte, on réinitialise la durée de vie de la première. Si on trouve <text:span text:style-name="T32">un certain nombre de</text:span> particules au sol et dans un espace réduit, on crée une zone d'accumulation pour représenter une rivière ou une flaque.</text:p>
        </text:list-item>
        <text:list-item>
          <text:p text:style-name="P34">Pour simuler des effets météo, on pourrait définir une zone de la map où les particules seraient soumises à du vent (déplacement sur l'axe Z et aussi aléatoirement sur les axes X et Y) ou plus grosses en hauteur (augmenter la taille des particules en haut des colline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25T13:57:09.916000000</meta:creation-date>
    <meta:generator>LibreOffice/4.3.1.2$Windows_x86 LibreOffice_project/958349dc3b25111dbca392fbc281a05559ef6848</meta:generator>
    <dc:date>2015-10-13T21:20:13.133000000</dc:date>
    <meta:editing-duration>PT8H36M25S</meta:editing-duration>
    <meta:editing-cycles>69</meta:editing-cycles>
    <meta:document-statistic meta:table-count="0" meta:image-count="0" meta:object-count="0" meta:page-count="4" meta:paragraph-count="115" meta:word-count="796" meta:character-count="5901" meta:non-whitespace-character-count="4656"/>
  </office:meta>
</office:document-meta>
</file>